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C0000008D461436480FC9D15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287cm" svg:height="3.73cm" svg:x="0.382cm" svg:y="0.262cm">
          <draw:image xlink:href="Pictures/100000000000021C0000008D461436480FC9D15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29T13:55:32.224000000</dc:date>
    <meta:editing-duration>PT2M21S</meta:editing-duration>
    <meta:editing-cycles>3</meta:editing-cycles>
    <meta:generator>LibreOffice/5.2.1.2$Windows_x86 LibreOffice_project/31dd62db80d4e60af04904455ec9c9219178d620</meta:generator>
    <meta:document-statistic meta:object-count="1"/>
  </office:meta>
</office:document-meta>
</file>